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Заблуждение о нарциссизме.<text:line-break/><text:line-break/>Лет десять назад назад было проблемой найти качественную информацию о психологии в широком доступе. Как для самих психологов, так и для пациентов. Сейчас ситуация сильно изменилась. Сейчас нужно искать правильную информацию в куче информационного мусора.<text:line-break/>Я знаю, что поп-психология в интернете, описывая ту или иную проблему, может представлять ее однобоко, иногда даже как приговор. Это может иногда создавать неправильное понимание проблем и самой психологии у людей, что ищут информацию. С точки зрения просвещения я хотел бы привести краткое описание такой частой личностной проблемы как патологический нарциссизм. Поэтому привожу здесь цитату президента Международного общества психотерапии, фокусированной на переносе(ISTFP) Фрэнка Йоманса. Он отвечает на вопрос о природе психики людей, страдающих нарциссизмом.<text:line-break/><text:line-break/>Давайте посмотрим с двух точек зрения. Первое, то, что вы говорите, это привычный стереотип, что нарцисс - это надменный, высокомерный человек. На самом деле это довольно узкий взгляд диагностической системы DSM .Если посмотреть на критерии DSM, вы увидите там грандиозность, заносчивость, высокомерие и так далее. Но нам удалось обнаружить и обратную сторону этой защитной стратегии. Для чего нужна эта грандиозность? Какой цели она служит? Мы начинаем терапию нарциссизма, и обнаруживаем там, за это грандиозностью, чувство пустоты и ничто. Большинство людей, говоря об общеизвестном понятии нарциссизма, упускают тот факт, что нарциссизм - это компенсаторная психологическая позиция. Она позволяет восполнить то, чего не хватает внутри самого человека. У нарциссов отсутствует глубинное чувство “Я”. Вместо “Я” у них пустота, и чтобы не переживать ужас, мучение и подавленность от своей внутренней пустоты, они создают то, что мы называем патологическим грандиозным “Я”. Это нарратив, история, которая выглядит впечатляюще, и в которую они верят. Но это только прикрытие для этой пустоты. Вот то, что нам следует помнить, пытаясь установить контакт с таким человеком и как-то сочувствовать ему. Такой пациент обращается с вами как будто вы абсолютно ничтожны. Мы выяснили что самый распространённый стиль привязанности у нарциссов - пренебрежительно-обесценивающий. Так что, когда вы находитесь в комнате с таким человеком или пьёте с ним кофе, вы возможно захотите поскорее уйти. А если вы проводите с ним терапию, то вам захочется выяснить, что же тут происходит на самом деле. И когда вы понимаете, что высокомерие и обесценивание это защита человека от его чувства собственной незначительности и ничтожности, это помогает вам проникнуться сочувствием к их внутренней жизни. И продолжать быть по-настоящему терапевтичными вместо того, чтобы просто раздражаться.<text:line-break/><text:line-break/>Надеюсь, что это будет полезно всем, кого интересуется данной темой.<text:line-break/><text:line-break/>Запись на терапию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50:57.401118524</dc:date>
    <meta:editing-duration>PT10M35S</meta:editing-duration>
    <meta:editing-cycles>11</meta:editing-cycles>
    <meta:generator>LibreOffice/24.2.7.2$Linux_X86_64 LibreOffice_project/420$Build-2</meta:generator>
    <meta:document-statistic meta:table-count="0" meta:image-count="0" meta:object-count="0" meta:page-count="1" meta:paragraph-count="1" meta:word-count="395" meta:character-count="2838" meta:non-whitespace-character-count="2440"/>
  </office:meta>
</office:document-meta>
</file>